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text-underline-style="none" fo:font-weight="normal" officeooo:rsid="00180dba" officeooo:paragraph-rsid="00180dba" style:font-weight-asian="normal" style:font-weight-complex="normal"/>
    </style:style>
    <style:style style:name="P2" style:family="paragraph" style:parent-style-name="Standard">
      <style:paragraph-properties fo:text-align="start" style:justify-single-word="false"/>
      <style:text-properties style:text-underline-style="none" fo:font-weight="bold" officeooo:rsid="00180dba" officeooo:paragraph-rsid="00180dba" style:font-weight-asian="bold" style:font-weight-complex="bold"/>
    </style:style>
    <style:style style:name="P3" style:family="paragraph" style:parent-style-name="Standard" style:list-style-name="L1">
      <style:paragraph-properties fo:text-align="start" style:justify-single-word="false"/>
      <style:text-properties style:text-underline-style="none" fo:font-weight="bold" officeooo:rsid="00180dba" officeooo:paragraph-rsid="00180dba" style:font-weight-asian="bold" style:font-weight-complex="bold"/>
    </style:style>
    <style:style style:name="P4" style:family="paragraph" style:parent-style-name="Standard" style:list-style-name="L2">
      <style:paragraph-properties fo:text-align="start" style:justify-single-word="false"/>
      <style:text-properties style:text-underline-style="none" fo:font-weight="bold" officeooo:rsid="00180dba" officeooo:paragraph-rsid="00180dba" style:font-weight-asian="bold" style:font-weight-complex="bold"/>
    </style:style>
    <style:style style:name="P5" style:family="paragraph" style:parent-style-name="Standard" style:list-style-name="L2">
      <style:paragraph-properties fo:text-align="start" style:justify-single-word="false"/>
      <style:text-properties style:text-underline-style="none" fo:font-weight="bold" officeooo:rsid="0018fbbf" officeooo:paragraph-rsid="0018fbbf"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18fbbf" officeooo:paragraph-rsid="0018fbbf" style:font-weight-asian="bold"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0dba" officeooo:paragraph-rsid="00180dba" style:font-size-asian="14pt" style:font-weight-asian="bold" style:font-size-complex="14pt" style:font-weight-complex="bold"/>
    </style:style>
    <style:style style:name="P8" style:family="paragraph" style:parent-style-name="Standard" style:list-style-name="L4">
      <style:paragraph-properties fo:text-align="start" style:justify-single-word="false"/>
      <style:text-properties officeooo:paragraph-rsid="0018fbbf"/>
    </style:style>
    <style:style style:name="P9" style:family="paragraph" style:parent-style-name="Standard">
      <style:paragraph-properties fo:text-align="start" style:justify-single-word="false"/>
      <style:text-properties officeooo:rsid="001905be" officeooo:paragraph-rsid="001905be"/>
    </style:style>
    <style:style style:name="P10" style:family="paragraph" style:parent-style-name="Standard" style:list-style-name="L5">
      <style:paragraph-properties fo:text-align="start" style:justify-single-word="false"/>
      <style:text-properties officeooo:rsid="001905be" officeooo:paragraph-rsid="001905be"/>
    </style:style>
    <style:style style:name="T1" style:family="text">
      <style:text-properties fo:font-weight="normal" style:font-weight-asian="normal" style:font-weight-complex="normal"/>
    </style:style>
    <style:style style:name="T2" style:family="text">
      <style:text-properties style:text-underline-style="none" fo:font-weight="bold" officeooo:rsid="0018fbbf"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8fbbf"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D1: FUNDAMENTOS DE LA COMUNICACIÓN</text:p>
      <text:p text:style-name="P1"/>
      <text:p text:style-name="P2">Comunicación: <text:span text:style-name="T1">La comunicación es el proceso mediante el cual dos o más personas intercambian información y significados.</text:span></text:p>
      <text:p text:style-name="P2"><text:span text:style-name="T1">La comunicación puede ser verbal o no verbal. La comunicación verbal se produce a través del lenguaje, ya sea hablado o escrito. La comunicación no verbal se produce a través de gestos, expresiones faciales, posturas corporales, etc.</text:span></text:p>
      <text:p text:style-name="P2"><text:span text:style-name="T1"/></text:p>
      <text:p text:style-name="P2"><text:span text:style-name="T1">El proceso de comunicación se puede dividir en tres etapas: </text:span></text:p>
      <text:list text:style-name="L1">
        <text:list-item>
          <text:p text:style-name="P3">Emisor:<text:span text:style-name="T1"> Es la persona que envía el mensaje.</text:span></text:p>
        </text:list-item>
        <text:list-item>
          <text:p text:style-name="P3">Mensaje:<text:span text:style-name="T1"> Es la información que se quiere transmitir.</text:span></text:p>
        </text:list-item>
        <text:list-item>
          <text:p text:style-name="P3">Receptor:<text:span text:style-name="T1"> Es la persona que recibe el mensaje.</text:span></text:p>
        </text:list-item>
      </text:list>
      <text:p text:style-name="P2"><text:span text:style-name="T1"/></text:p>
      <text:p text:style-name="P2"><text:span text:style-name="T1">Para que la comunicación sea efectiva, es necesario que el emisor y el receptor compartan un código común, que el mensaje sea claro y preciso, y que el contexto sea adecuado. </text:span></text:p>
      <text:p text:style-name="P2"><text:span text:style-name="T1"/></text:p>
      <text:p text:style-name="P2"><text:span text:style-name="T1">El modelo de Berlo identifica cinco elementos que intervienen en el proceso de comunicación:</text:span></text:p>
      <text:list text:style-name="L2">
        <text:list-item>
          <text:p text:style-name="P4">El emisor: <text:span text:style-name="T1">Es la persona que envía el mensaje.</text:span></text:p>
        </text:list-item>
        <text:list-item>
          <text:p text:style-name="P4">El mensaje:<text:span text:style-name="T1"> Es la información que se quiere transmitir.</text:span></text:p>
        </text:list-item>
        <text:list-item>
          <text:p text:style-name="P5">El canal: <text:span text:style-name="T1">Es el medio a través del cual se transmite el mensaje.</text:span></text:p>
        </text:list-item>
        <text:list-item>
          <text:p text:style-name="P5">El receptor: <text:span text:style-name="T1">Es la persona que recibe el mensaje.</text:span></text:p>
        </text:list-item>
        <text:list-item>
          <text:p text:style-name="P5">La retroalimentación: <text:span text:style-name="T1">Es la respuesta del receptor al mensaje.</text:span></text:p>
        </text:list-item>
      </text:list>
      <text:p text:style-name="P6"><text:span text:style-name="T1"/></text:p>
      <text:p text:style-name="P6"><text:span text:style-name="T1">La comunicación es un proceso complejo y dinámico. Examinaremos tres modelos que nos ayudarán a comprender mejor cómo ocurre este intercambio de información:</text:span></text:p>
      <text:list text:style-name="L4">
        <text:list-item>
          <text:p text:style-name="P8"><text:span text:style-name="T2">Modelo lineal: </text:span><text:span text:style-name="T4">El modelo lineal de comunicación es un modelo simple y <text:s/>unidireccional que ilustra el flujo de información <text:s/>de un remitente a un receptor. Supone una transmisión clara y directa de un mensaje sin realimentación ni ruido.</text:span></text:p>
        </text:list-item>
      </text:list>
      <text:p text:style-name="P9"><text:span text:style-name="T4"/></text:p>
      <text:p text:style-name="P9"><text:span text:style-name="T4">C</text:span><text:span text:style-name="T3">aracterísticas: </text:span></text:p>
      <text:list text:style-name="L5">
        <text:list-item>
          <text:p text:style-name="P10"><text:span text:style-name="T3">Unidireccional: El mensaje se transmite del emisor al receptor.</text:span></text:p>
        </text:list-item>
        <text:list-item>
          <text:p text:style-name="P10"><text:span text:style-name="T3">EL receptor no tiene la oportunidad de responde inmediatamente.</text:span></text:p>
        </text:list-item>
      </text:list>
      <text:p text:style-name="P9"><text:span text:style-name="T3"/></text:p>
      <text:p text:style-name="P9"><text:span text:style-name="T3">El modelo lineal de comunicación fue propuesto por Claude Shannon <text:s/>Weaver el modelo fue diseñado para describir el flujo de información en sistemas electrónicos, pero ha sido adoptado en la teoría de la comunicación para describir el flujo de información en general.</text:span></text:p>
      <text:p text:style-name="P9"><text:span text:style-name="T3">El modelo lineal de comunicacional ha sido criticado por su simplicidad y por no tener en cuenta la retroalimentación ni el ruido. La retroalimentación es la respuesta del receptor al mensaje. EL ruido es cualquier factor que interfiere con transmisión del mensaje.</text:span></text:p>
      <text:p text:style-name="P9"><text:span text:style-name="T3">A pesar de sus limitaciones, el modelo lineal de comunicación es in modelo útil para comprender los fundamentos del proceso de comunicación. </text:span></text:p>
      <text:p text:style-name="P6"><text:span text:style-name="T1"><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4:15:40.851062922</meta:creation-date>
    <dc:date>2024-09-09T15:50:47.575222468</dc:date>
    <meta:editing-duration>PT2M5S</meta:editing-duration>
    <meta:editing-cycles>1</meta:editing-cycles>
    <meta:document-statistic meta:table-count="0" meta:image-count="0" meta:object-count="0" meta:page-count="1" meta:paragraph-count="23" meta:word-count="384" meta:character-count="2351" meta:non-whitespace-character-count="1992"/>
    <meta:generator>LibreOffice/24.2.5.2$Linux_X86_64 LibreOffice_project/420$Build-2</meta:generator>
  </office:meta>
</office:document-meta>
</file>